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8cm" svg:height="9.307cm" svg:x="0.7cm" svg:y="0.3cm">
          <text:p/>
        </draw:rect>
        <draw:rect draw:style-name="gr1" draw:text-style-name="P1" draw:layer="layout" svg:width="5.2cm" svg:height="1.6cm" svg:x="1cm" svg:y="1.2cm">
          <text:p/>
        </draw:rect>
        <draw:frame draw:style-name="gr2" draw:layer="layout" svg:width="4.232cm" svg:height="0.963cm" svg:x="1.4cm" svg:y="1.537cm">
          <draw:text-box>
            <text:p>Steuereinheit</text:p>
          </draw:text-box>
        </draw:frame>
        <draw:frame draw:style-name="gr2" draw:layer="layout" svg:width="3.11cm" svg:height="0.963cm" svg:x="1.09cm" svg:y="2.937cm">
          <draw:text-box>
            <text:p>DMX Out</text:p>
          </draw:text-box>
        </draw:frame>
        <draw:ellipse draw:style-name="gr3" draw:text-style-name="P1" draw:layer="layout" svg:width="3.5cm" svg:height="2.5cm" svg:x="1cm" svg:y="5.7cm">
          <text:p text:style-name="P1">Gerät 001</text:p>
        </draw:ellipse>
        <draw:ellipse draw:style-name="gr3" draw:text-style-name="P1" draw:layer="layout" svg:width="3.5cm" svg:height="2.5cm" svg:x="5.9cm" svg:y="5.7cm">
          <text:p text:style-name="P1">Gerät 002</text:p>
        </draw:ellipse>
        <draw:ellipse draw:style-name="gr3" draw:text-style-name="P1" draw:layer="layout" svg:width="3.5cm" svg:height="2.5cm" svg:x="10.8cm" svg:y="5.7cm">
          <text:p text:style-name="P1">Gerät 003</text:p>
        </draw:ellipse>
        <draw:ellipse draw:style-name="gr3" draw:text-style-name="P1" draw:layer="layout" svg:width="3.5cm" svg:height="2.5cm" svg:x="15.5cm" svg:y="5.7cm">
          <text:p text:style-name="P1">Gerät 004</text:p>
        </draw:ellipse>
        <draw:line draw:style-name="gr4" draw:text-style-name="P1" draw:layer="layout" svg:x1="2.5cm" svg:y1="3.8cm" svg:x2="2.5cm" svg:y2="5.6cm">
          <text:p/>
        </draw:line>
        <draw:line draw:style-name="gr4" draw:text-style-name="P1" draw:layer="layout" svg:x1="4.2cm" svg:y1="6.1cm" svg:x2="6.2cm" svg:y2="6.1cm">
          <text:p/>
        </draw:line>
        <draw:frame draw:style-name="gr2" draw:layer="layout" svg:width="6.086cm" svg:height="0.963cm" svg:x="10cm" svg:y="1.8cm">
          <draw:text-box>
            <text:p>Daisy-Chain-Prinzip</text:p>
          </draw:text-box>
        </draw:frame>
        <draw:line draw:style-name="gr4" draw:text-style-name="P1" draw:layer="layout" svg:x1="9.1cm" svg:y1="6.1cm" svg:x2="11.1cm" svg:y2="6.1cm">
          <text:p/>
        </draw:line>
        <draw:line draw:style-name="gr4" draw:text-style-name="P1" draw:layer="layout" svg:x1="13.9cm" svg:y1="6.1cm" svg:x2="15.9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2T20:25:26.43</meta:creation-date>
    <dc:date>2017-01-22T20:35:56.78</dc:date>
    <meta:editing-duration>PT10M30S</meta:editing-duration>
    <meta:editing-cycles>1</meta:editing-cycles>
    <meta:generator>OpenOffice/4.1.3$Win32 OpenOffice.org_project/413m1$Build-9783</meta:generator>
    <meta:document-statistic meta:object-count="13"/>
  </office:meta>
</office:document-meta>
</file>